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a5661" officeooo:paragraph-rsid="000a5661"/>
    </style:style>
    <style:style style:name="P2" style:family="paragraph" style:parent-style-name="Standard">
      <style:text-properties officeooo:rsid="000a5661" officeooo:paragraph-rsid="000bf5a9"/>
    </style:style>
    <style:style style:name="P3" style:family="paragraph" style:parent-style-name="Standard">
      <style:text-properties officeooo:paragraph-rsid="000abccd"/>
    </style:style>
    <style:style style:name="P4" style:family="paragraph" style:parent-style-name="Standard">
      <style:text-properties officeooo:rsid="000d9add" officeooo:paragraph-rsid="000d9add"/>
    </style:style>
    <style:style style:name="T1" style:family="text">
      <style:text-properties officeooo:rsid="000abccd"/>
    </style:style>
    <style:style style:name="T2" style:family="text">
      <style:text-properties officeooo:rsid="000bf5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What are alternatives to default parameters?</text:p>
      <text:p text:style-name="P1"><text:tab/><text:span text:style-name="T2">We can compare it to undefined</text:span></text:p>
      <text:p text:style-name="P1"><text:tab/><text:span text:style-name="T2">fcn(age){ if(age === undefined) }</text:span></text:p>
      <text:p text:style-name="P1"/>
      <text:p text:style-name="P1"><text:tab/><text:span text:style-name="T2">We can use the or operator</text:span></text:p>
      <text:p text:style-name="P2"><text:tab/><text:span text:style-name="T2">fcn(age){ age = age <text:s/>|| ‘empty’ }</text:span></text:p>
      <text:p text:style-name="P2"/>
      <text:p text:style-name="P2"><text:tab/><text:span text:style-name="T2">We can use the nullish coalising operator</text:span></text:p>
      <text:p text:style-name="P2"><text:tab/><text:span text:style-name="T2">fcn(age) { age = age ?? ‘empty’ }</text:span></text:p>
      <text:p text:style-name="P2"/>
      <text:p text:style-name="P1"/>
      <text:p text:style-name="P1">2. Functions do things so they should have a verb as a name. <text:span text:style-name="T1">F</text:span>unctions are actions that return a value.</text:p>
      <text:p text:style-name="P1">Function calcAge() should only calculate age and nothing more</text:p>
      <text:p text:style-name="P1"/>
      <text:p text:style-name="P3"><text:span text:style-name="T1">3. </text:span>Do functions need to be always commented? Write your understanding based on the reading.</text:p>
      <text:p text:style-name="P4">No because they should only do one thing. Remember the 30 second rule. If it does more than one thing than it should be broken up into another functio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2-26T19:35:34.542248238</meta:creation-date>
    <dc:date>2021-02-26T21:04:03.483135922</dc:date>
    <meta:editing-duration>PT8M10S</meta:editing-duration>
    <meta:editing-cycles>2</meta:editing-cycles>
    <meta:generator>LibreOffice/7.1.0.3$MacOSX_X86_64 LibreOffice_project/f6099ecf3d29644b5008cc8f48f42f4a40986e4c</meta:generator>
    <meta:document-statistic meta:table-count="0" meta:image-count="0" meta:object-count="0" meta:page-count="1" meta:paragraph-count="11" meta:word-count="119" meta:character-count="656" meta:non-whitespace-character-count="541"/>
  </office:meta>
</office:document-meta>
</file>